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Arial" fo:font-size="14pt" fo:font-weight="normal" style:font-size-asian="14pt" style:font-weight-asian="normal" style:font-size-complex="14pt" style:font-weight-complex="normal"/>
    </style:style>
    <style:style style:name="P2" style:family="paragraph" style:parent-style-name="Standard">
      <style:text-properties fo:color="#000000"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pity Installation Guides: Drupal</text:p>
      <text:p text:style-name="P2"/>
      <text:p text:style-name="P3">Here's how to install the Hapity Drupal Plugin on your Drupal website.</text:p>
      <text:p text:style-name="P3"/>
      <text:p text:style-name="P1">Firstly, go to Hapity.com and login.</text:p>
      <text:p text:style-name="P1"/>
      <text:p text:style-name="P1">Once logged in, go to your Profile page and you'll then see your Plugin ID, which you'll need later.</text:p>
      <text:p text:style-name="P1"/>
      <text:p text:style-name="P1">Next, go to Hapity.com/help, where you can download a Drupal Installation Guide if you wish. You'll also find the Drupal Module, which you can download by clicking 'here'. </text:p>
      <text:p text:style-name="P1"/>
      <text:p text:style-name="P1">After downloading, extract the Module, and once extracted, you need to navigate to your Drupal website files via your Drupal root folder.</text:p>
      <text:p text:style-name="P1"/>
      <text:p text:style-name="P1">Navigate to Sites, then All, then the Modules folder. Drag and drop the Hapity Module into this folder.</text:p>
      <text:p text:style-name="P1"/>
      <text:p text:style-name="P1">Next, go to your Drupal website, add /user to the end of the URL, and login as an Admin.</text:p>
      <text:p text:style-name="P1"/>
      <text:p text:style-name="P1">On your Drupal dashboard, click the Modules menu and you'll find the Hapity Module added to the bottom of the list. Enable the Module and click Save Configuration.</text:p>
      <text:p text:style-name="P1"/>
      <text:p text:style-name="P1">After enabling, you will see the Hapity Configuration in the Configuration menu. Click on this and you will see a request for your Hapity Plugin ID. </text:p>
      <text:p text:style-name="P1"/>
      <text:p text:style-name="P1">Go back to your Hapity Profile page and copy your Plugin ID, then go back to the Drupal dashboard and paste your Plugin ID into the Hapity Plugin ID field. Click Enabled and save the Configuration.</text:p>
      <text:p text:style-name="P1"/>
      <text:p text:style-name="P1">Your Hapity Plugin is now enabled and ready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Morgan Jones</meta:initial-creator>
    <meta:creation-date>2019-01-18T12:32:50</meta:creation-date>
    <dc:date>2019-01-18T12:41:07</dc:date>
    <dc:creator>Claire Morgan Jones</dc:creator>
    <meta:editing-duration>PT8M17S</meta:editing-duration>
    <meta:editing-cycles>3</meta:editing-cycles>
    <meta:generator>OpenOffice/4.1.2$Unix OpenOffice.org_project/412m3$Build-9782</meta:generator>
    <meta:document-statistic meta:table-count="0" meta:image-count="0" meta:object-count="0" meta:page-count="1" meta:paragraph-count="12" meta:word-count="228" meta:character-count="1300"/>
  </office:meta>
</office:document-meta>
</file>